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Roberta" calcext:value-type="string">
            <text:p>Roberta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2.4730851198951" calcext:value-type="float">
            <text:p>92.47</text:p>
          </table:table-cell>
          <table:table-cell table:style-name="ce108" office:value-type="float" office:value="1.62565711284039" calcext:value-type="float">
            <text:p>1.63</text:p>
          </table:table-cell>
          <table:table-cell table:style-name="ce95" office:value-type="float" office:value="91.9029558510811" calcext:value-type="float">
            <text:p>91.90</text:p>
          </table:table-cell>
          <table:table-cell table:style-name="ce108" office:value-type="float" office:value="2.36904105656544" calcext:value-type="float">
            <text:p>2.37</text:p>
          </table:table-cell>
          <table:table-cell table:style-name="ce115" office:value-type="float" office:value="93.0715249636743" calcext:value-type="float">
            <text:p>93.07</text:p>
          </table:table-cell>
          <table:table-cell table:style-name="ce115" office:value-type="float" office:value="1.24014622074761" calcext:value-type="float">
            <text:p>1.24</text:p>
          </table:table-cell>
          <table:table-cell table:style-name="ce55"/>
          <table:table-cell table:style-name="ce95" office:value-type="float" office:value="96.6793989985787" calcext:value-type="float">
            <text:p>96.68</text:p>
          </table:table-cell>
          <table:table-cell table:style-name="ce108" office:value-type="float" office:value="0.707971031799618" calcext:value-type="float">
            <text:p>0.71</text:p>
          </table:table-cell>
          <table:table-cell table:style-name="ce95" office:value-type="float" office:value="96.0755443432338" calcext:value-type="float">
            <text:p>96.08</text:p>
          </table:table-cell>
          <table:table-cell table:style-name="ce108" office:value-type="float" office:value="1.51600648898872" calcext:value-type="float">
            <text:p>1.52</text:p>
          </table:table-cell>
          <table:table-cell table:style-name="ce95" office:value-type="float" office:value="97.3130450586247" calcext:value-type="float">
            <text:p>97.31</text:p>
          </table:table-cell>
          <table:table-cell table:style-name="ce108" office:value-type="float" office:value="0.89132431660493" calcext:value-type="float">
            <text:p>0.89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47_{\pm 1.63}$ " calcext:value-type="string">
            <text:p><text:s/>$92.47_{\pm 1.63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90_{\pm 2.37}$ " calcext:value-type="string">
            <text:p><text:s/>$91.90_{\pm 2.37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07_{\pm 1.24}$ " calcext:value-type="string">
            <text:p><text:s/>$93.07_{\pm 1.24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68_{\pm 0.71}$ " calcext:value-type="string">
            <text:p><text:s/>$96.68_{\pm 0.71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08_{\pm 1.52}$ " calcext:value-type="string">
            <text:p><text:s/>$96.08_{\pm 1.52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31_{\pm 0.89}$ " calcext:value-type="string">
            <text:p><text:s/>$97.31_{\pm 0.8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5.5075258294294" calcext:value-type="float">
            <text:p>95.51</text:p>
          </table:table-cell>
          <table:table-cell table:style-name="ce108" office:value-type="float" office:value="1.41454168024022" calcext:value-type="float">
            <text:p>1.41</text:p>
          </table:table-cell>
          <table:table-cell table:style-name="ce95" office:value-type="float" office:value="94.647989696117" calcext:value-type="float">
            <text:p>94.65</text:p>
          </table:table-cell>
          <table:table-cell table:style-name="ce108" office:value-type="float" office:value="1.75494804806662" calcext:value-type="float">
            <text:p>1.75</text:p>
          </table:table-cell>
          <table:table-cell table:style-name="ce115" office:value-type="float" office:value="96.3911662513827" calcext:value-type="float">
            <text:p>96.39</text:p>
          </table:table-cell>
          <table:table-cell table:style-name="ce115" office:value-type="float" office:value="1.29808757205733" calcext:value-type="float">
            <text:p>1.30</text:p>
          </table:table-cell>
          <table:table-cell table:style-name="ce55"/>
          <table:table-cell table:style-name="ce95" office:value-type="float" office:value="97.9729182463861" calcext:value-type="float">
            <text:p>97.97</text:p>
          </table:table-cell>
          <table:table-cell table:style-name="ce108" office:value-type="float" office:value="1.06397293924721" calcext:value-type="float">
            <text:p>1.06</text:p>
          </table:table-cell>
          <table:table-cell table:style-name="ce95" office:value-type="float" office:value="97.091125984087" calcext:value-type="float">
            <text:p>97.09</text:p>
          </table:table-cell>
          <table:table-cell table:style-name="ce108" office:value-type="float" office:value="1.49507426395274" calcext:value-type="float">
            <text:p>1.50</text:p>
          </table:table-cell>
          <table:table-cell table:style-name="ce95" office:value-type="float" office:value="98.8793301190034" calcext:value-type="float">
            <text:p>98.88</text:p>
          </table:table-cell>
          <table:table-cell table:style-name="ce108" office:value-type="float" office:value="0.889129941119993" calcext:value-type="float">
            <text:p>0.89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5.51_{\pm 1.41}$ " calcext:value-type="string">
            <text:p><text:s/>$95.51_{\pm 1.41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4.65_{\pm 1.75}$ " calcext:value-type="string">
            <text:p><text:s/>$94.65_{\pm 1.75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6.39_{\pm 1.30}$ " calcext:value-type="string">
            <text:p><text:s/>$96.39_{\pm 1.30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7.97_{\pm 1.06}$ " calcext:value-type="string">
            <text:p><text:s/>$97.97_{\pm 1.06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09_{\pm 1.50}$ " calcext:value-type="string">
            <text:p><text:s/>$97.09_{\pm 1.50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8.88_{\pm 0.89}$ " calcext:value-type="string">
            <text:p><text:s/>$98.88_{\pm 0.8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2.4759860995364" calcext:value-type="float">
            <text:p>82.48</text:p>
          </table:table-cell>
          <table:table-cell table:style-name="ce108" office:value-type="float" office:value="5.22237017131985" calcext:value-type="float">
            <text:p>5.22</text:p>
          </table:table-cell>
          <table:table-cell table:style-name="ce95" office:value-type="float" office:value="81.6582681785154" calcext:value-type="float">
            <text:p>81.66</text:p>
          </table:table-cell>
          <table:table-cell table:style-name="ce108" office:value-type="float" office:value="5.86784514821077" calcext:value-type="float">
            <text:p>5.87</text:p>
          </table:table-cell>
          <table:table-cell table:style-name="ce115" office:value-type="float" office:value="83.3609972299036" calcext:value-type="float">
            <text:p>83.36</text:p>
          </table:table-cell>
          <table:table-cell table:style-name="ce115" office:value-type="float" office:value="4.83260930690595" calcext:value-type="float">
            <text:p>4.83</text:p>
          </table:table-cell>
          <table:table-cell table:style-name="ce55"/>
          <table:table-cell table:style-name="ce95" office:value-type="float" office:value="92.3904539809107" calcext:value-type="float">
            <text:p>92.39</text:p>
          </table:table-cell>
          <table:table-cell table:style-name="ce108" office:value-type="float" office:value="2.50822367465474" calcext:value-type="float">
            <text:p>2.51</text:p>
          </table:table-cell>
          <table:table-cell table:style-name="ce95" office:value-type="float" office:value="91.4518686367578" calcext:value-type="float">
            <text:p>91.45</text:p>
          </table:table-cell>
          <table:table-cell table:style-name="ce108" office:value-type="float" office:value="3.46067197973591" calcext:value-type="float">
            <text:p>3.46</text:p>
          </table:table-cell>
          <table:table-cell table:style-name="ce95" office:value-type="float" office:value="93.4060151705847" calcext:value-type="float">
            <text:p>93.41</text:p>
          </table:table-cell>
          <table:table-cell table:style-name="ce108" office:value-type="float" office:value="2.25828264359681" calcext:value-type="float">
            <text:p>2.26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2.48_{\pm 5.22}$ " calcext:value-type="string">
            <text:p><text:s/>$82.48_{\pm 5.22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1.66_{\pm 5.87}$ " calcext:value-type="string">
            <text:p><text:s/>$81.66_{\pm 5.87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3.36_{\pm 4.83}$ " calcext:value-type="string">
            <text:p><text:s/>$83.36_{\pm 4.83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2.39_{\pm 2.51}$ " calcext:value-type="string">
            <text:p><text:s/>$92.39_{\pm 2.51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1.45_{\pm 3.46}$ " calcext:value-type="string">
            <text:p><text:s/>$91.45_{\pm 3.46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3.41_{\pm 2.26}$ " calcext:value-type="string">
            <text:p><text:s/>$93.41_{\pm 2.2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5.2256872663219" calcext:value-type="float">
            <text:p>95.23</text:p>
          </table:table-cell>
          <table:table-cell table:style-name="ce34" office:value-type="float" office:value="2.06306159050494" calcext:value-type="float">
            <text:p>2.06</text:p>
          </table:table-cell>
          <table:table-cell table:style-name="ce19" office:value-type="float" office:value="95.2363171503027" calcext:value-type="float">
            <text:p>95.24</text:p>
          </table:table-cell>
          <table:table-cell table:style-name="ce34" office:value-type="float" office:value="1.91500923145606" calcext:value-type="float">
            <text:p>1.92</text:p>
          </table:table-cell>
          <table:table-cell table:style-name="ce29" office:value-type="float" office:value="95.2206631610452" calcext:value-type="float">
            <text:p>95.22</text:p>
          </table:table-cell>
          <table:table-cell table:style-name="ce29" office:value-type="float" office:value="2.30866652225102" calcext:value-type="float">
            <text:p>2.31</text:p>
          </table:table-cell>
          <table:table-cell table:style-name="ce56"/>
          <table:table-cell table:style-name="ce19" office:value-type="float" office:value="98.9379176848143" calcext:value-type="float">
            <text:p>98.94</text:p>
          </table:table-cell>
          <table:table-cell table:style-name="ce34" office:value-type="float" office:value="0.720870165958561" calcext:value-type="float">
            <text:p>0.72</text:p>
          </table:table-cell>
          <table:table-cell table:style-name="ce19" office:value-type="float" office:value="98.9529045167726" calcext:value-type="float">
            <text:p>98.95</text:p>
          </table:table-cell>
          <table:table-cell table:style-name="ce34" office:value-type="float" office:value="0.801521185784391" calcext:value-type="float">
            <text:p>0.80</text:p>
          </table:table-cell>
          <table:table-cell table:style-name="ce19" office:value-type="float" office:value="98.9289218680094" calcext:value-type="float">
            <text:p>98.93</text:p>
          </table:table-cell>
          <table:table-cell table:style-name="ce34" office:value-type="float" office:value="0.991833581224805" calcext:value-type="float">
            <text:p>0.99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5.23_{\pm 2.06}$ " calcext:value-type="string">
            <text:p><text:s/>$95.23_{\pm 2.06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24_{\pm 1.92}$ " calcext:value-type="string">
            <text:p><text:s/>$95.24_{\pm 1.92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5.22_{\pm 2.31}$ " calcext:value-type="string">
            <text:p><text:s/>$95.22_{\pm 2.31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8.94_{\pm 0.72}$ " calcext:value-type="string">
            <text:p><text:s/>$98.94_{\pm 0.72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8.95_{\pm 0.80}$ " calcext:value-type="string">
            <text:p><text:s/>$98.95_{\pm 0.80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8.93_{\pm 0.99}$ " calcext:value-type="string">
            <text:p><text:s/>$98.93_{\pm 0.99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4.5617242857815" calcext:value-type="float">
            <text:p>94.56</text:p>
          </table:table-cell>
          <table:table-cell table:style-name="ce34" office:value-type="float" office:value="3.79381385090264" calcext:value-type="float">
            <text:p>3.79</text:p>
          </table:table-cell>
          <table:table-cell table:style-name="ce19" office:value-type="float" office:value="94.7733120107387" calcext:value-type="float">
            <text:p>94.77</text:p>
          </table:table-cell>
          <table:table-cell table:style-name="ce34" office:value-type="float" office:value="3.50315201825035" calcext:value-type="float">
            <text:p>3.50</text:p>
          </table:table-cell>
          <table:table-cell table:style-name="ce29" office:value-type="float" office:value="94.3665082534523" calcext:value-type="float">
            <text:p>94.37</text:p>
          </table:table-cell>
          <table:table-cell table:style-name="ce25" office:value-type="float" office:value="4.21927004513359" calcext:value-type="float">
            <text:p>4.22</text:p>
          </table:table-cell>
          <table:table-cell table:style-name="ce56"/>
          <table:table-cell table:style-name="ce19" office:value-type="float" office:value="99.1973248864357" calcext:value-type="float">
            <text:p>99.20</text:p>
          </table:table-cell>
          <table:table-cell table:style-name="ce34" office:value-type="float" office:value="0.838307983431286" calcext:value-type="float">
            <text:p>0.84</text:p>
          </table:table-cell>
          <table:table-cell table:style-name="ce19" office:value-type="float" office:value="99.4324619701669" calcext:value-type="float">
            <text:p>99.43</text:p>
          </table:table-cell>
          <table:table-cell table:style-name="ce34" office:value-type="float" office:value="0.924599109572659" calcext:value-type="float">
            <text:p>0.92</text:p>
          </table:table-cell>
          <table:table-cell table:style-name="ce19" office:value-type="float" office:value="98.9798656290039" calcext:value-type="float">
            <text:p>98.98</text:p>
          </table:table-cell>
          <table:table-cell table:style-name="ce34" office:value-type="float" office:value="1.46482379159479" calcext:value-type="float">
            <text:p>1.46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56_{\pm 3.79}$ " calcext:value-type="string">
            <text:p><text:s/>$94.56_{\pm 3.79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.77_{\pm 3.50}$ " calcext:value-type="string">
            <text:p><text:s/>$94.77_{\pm 3.50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4.37_{\pm 4.22}$ " calcext:value-type="string">
            <text:p><text:s/>$94.37_{\pm 4.22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9.20_{\pm 0.84}$ " calcext:value-type="string">
            <text:p><text:s/>$99.20_{\pm 0.84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9.43_{\pm 0.92}$ " calcext:value-type="string">
            <text:p><text:s/>$99.43_{\pm 0.92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98_{\pm 1.46}$ " calcext:value-type="string">
            <text:p><text:s/>$98.98_{\pm 1.46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4.9475492631065" calcext:value-type="float">
            <text:p>94.95</text:p>
          </table:table-cell>
          <table:table-cell table:style-name="ce34" office:value-type="float" office:value="3.95514367050612" calcext:value-type="float">
            <text:p>3.96</text:p>
          </table:table-cell>
          <table:table-cell table:style-name="ce19" office:value-type="float" office:value="94.8964423440131" calcext:value-type="float">
            <text:p>94.90</text:p>
          </table:table-cell>
          <table:table-cell table:style-name="ce34" office:value-type="float" office:value="4.12738188870361" calcext:value-type="float">
            <text:p>4.13</text:p>
          </table:table-cell>
          <table:table-cell table:style-name="ce29" office:value-type="float" office:value="95.0058805407265" calcext:value-type="float">
            <text:p>95.01</text:p>
          </table:table-cell>
          <table:table-cell table:style-name="ce29" office:value-type="float" office:value="3.86065924858432" calcext:value-type="float">
            <text:p>3.86</text:p>
          </table:table-cell>
          <table:table-cell table:style-name="ce56"/>
          <table:table-cell table:style-name="ce19" office:value-type="float" office:value="98.5230712775682" calcext:value-type="float">
            <text:p>98.52</text:p>
          </table:table-cell>
          <table:table-cell table:style-name="ce34" office:value-type="float" office:value="1.6734363021266" calcext:value-type="float">
            <text:p>1.67</text:p>
          </table:table-cell>
          <table:table-cell table:style-name="ce19" office:value-type="float" office:value="98.4678388784639" calcext:value-type="float">
            <text:p>98.47</text:p>
          </table:table-cell>
          <table:table-cell table:style-name="ce34" office:value-type="float" office:value="1.9634858561956" calcext:value-type="float">
            <text:p>1.96</text:p>
          </table:table-cell>
          <table:table-cell table:style-name="ce19" office:value-type="float" office:value="98.5857859325202" calcext:value-type="float">
            <text:p>98.59</text:p>
          </table:table-cell>
          <table:table-cell table:style-name="ce34" office:value-type="float" office:value="1.56277395039485" calcext:value-type="float">
            <text:p>1.56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95_{\pm 3.96}$ " calcext:value-type="string">
            <text:p><text:s/>$94.95_{\pm 3.96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4.90_{\pm 4.13}$ " calcext:value-type="string">
            <text:p><text:s/>$94.90_{\pm 4.13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01_{\pm 3.86}$ " calcext:value-type="string">
            <text:p><text:s/>$95.01_{\pm 3.86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8.52_{\pm 1.67}$ " calcext:value-type="string">
            <text:p><text:s/>$98.52_{\pm 1.67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8.47_{\pm 1.96}$ " calcext:value-type="string">
            <text:p><text:s/>$98.47_{\pm 1.96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59_{\pm 1.56}$ " calcext:value-type="string">
            <text:p><text:s/>$98.59_{\pm 1.56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4.6550364021872" calcext:value-type="float">
            <text:p>94.66</text:p>
          </table:table-cell>
          <table:table-cell table:style-name="ce34" office:value-type="float" office:value="1.24355108995505" calcext:value-type="float">
            <text:p>1.24</text:p>
          </table:table-cell>
          <table:table-cell table:style-name="ce19" office:value-type="float" office:value="94.1086245024332" calcext:value-type="float">
            <text:p>94.11</text:p>
          </table:table-cell>
          <table:table-cell table:style-name="ce34" office:value-type="float" office:value="1.43363332903314" calcext:value-type="float">
            <text:p>1.43</text:p>
          </table:table-cell>
          <table:table-cell table:style-name="ce29" office:value-type="float" office:value="95.2173182820312" calcext:value-type="float">
            <text:p>95.22</text:p>
          </table:table-cell>
          <table:table-cell table:style-name="ce25" office:value-type="float" office:value="1.38253310934552" calcext:value-type="float">
            <text:p>1.38</text:p>
          </table:table-cell>
          <table:table-cell table:style-name="ce56"/>
          <table:table-cell table:style-name="ce19" office:value-type="float" office:value="97.8244158010101" calcext:value-type="float">
            <text:p>97.82</text:p>
          </table:table-cell>
          <table:table-cell table:style-name="ce34" office:value-type="float" office:value="0.688238755653158" calcext:value-type="float">
            <text:p>0.69</text:p>
          </table:table-cell>
          <table:table-cell table:style-name="ce19" office:value-type="float" office:value="97.2573439440775" calcext:value-type="float">
            <text:p>97.26</text:p>
          </table:table-cell>
          <table:table-cell table:style-name="ce34" office:value-type="float" office:value="0.758467740979517" calcext:value-type="float">
            <text:p>0.76</text:p>
          </table:table-cell>
          <table:table-cell table:style-name="ce19" office:value-type="float" office:value="98.4079236104882" calcext:value-type="float">
            <text:p>98.41</text:p>
          </table:table-cell>
          <table:table-cell table:style-name="ce34" office:value-type="float" office:value="1.14591002714744" calcext:value-type="float">
            <text:p>1.15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66_{\pm 1.24}$ " calcext:value-type="string">
            <text:p><text:s/>$94.66_{\pm 1.24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4.11_{\pm 1.43}$ " calcext:value-type="string">
            <text:p><text:s/>$94.11_{\pm 1.43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22_{\pm 1.38}$ " calcext:value-type="string">
            <text:p><text:s/>$95.22_{\pm 1.38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7.82_{\pm 0.69}$ " calcext:value-type="string">
            <text:p><text:s/>$97.82_{\pm 0.69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26_{\pm 0.76}$ " calcext:value-type="string">
            <text:p><text:s/>$97.26_{\pm 0.76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8.41_{\pm 1.15}$ " calcext:value-type="string">
            <text:p><text:s/>$98.41_{\pm 1.15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89.4829543886487" calcext:value-type="float">
            <text:p>89.48</text:p>
          </table:table-cell>
          <table:table-cell table:style-name="ce34" office:value-type="float" office:value="1.53272958594182" calcext:value-type="float">
            <text:p>1.53</text:p>
          </table:table-cell>
          <table:table-cell table:style-name="ce19" office:value-type="float" office:value="88.2865810459209" calcext:value-type="float">
            <text:p>88.29</text:p>
          </table:table-cell>
          <table:table-cell table:style-name="ce34" office:value-type="float" office:value="1.47026040555053" calcext:value-type="float">
            <text:p>1.47</text:p>
          </table:table-cell>
          <table:table-cell table:style-name="ce29" office:value-type="float" office:value="90.7314655670798" calcext:value-type="float">
            <text:p>90.73</text:p>
          </table:table-cell>
          <table:table-cell table:style-name="ce25" office:value-type="float" office:value="2.05946672980099" calcext:value-type="float">
            <text:p>2.06</text:p>
          </table:table-cell>
          <table:table-cell table:style-name="ce56"/>
          <table:table-cell table:style-name="ce19" office:value-type="float" office:value="95.5569785728711" calcext:value-type="float">
            <text:p>95.56</text:p>
          </table:table-cell>
          <table:table-cell table:style-name="ce34" office:value-type="float" office:value="1.01436941666264" calcext:value-type="float">
            <text:p>1.01</text:p>
          </table:table-cell>
          <table:table-cell table:style-name="ce19" office:value-type="float" office:value="94.2841521913132" calcext:value-type="float">
            <text:p>94.28</text:p>
          </table:table-cell>
          <table:table-cell table:style-name="ce34" office:value-type="float" office:value="1.32058288229833" calcext:value-type="float">
            <text:p>1.32</text:p>
          </table:table-cell>
          <table:table-cell table:style-name="ce19" office:value-type="float" office:value="96.8853699075057" calcext:value-type="float">
            <text:p>96.89</text:p>
          </table:table-cell>
          <table:table-cell table:style-name="ce34" office:value-type="float" office:value="1.49598626716219" calcext:value-type="float">
            <text:p>1.50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89.48_{\pm 1.53}$ " calcext:value-type="string">
            <text:p><text:s/>$89.48_{\pm 1.53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88.29_{\pm 1.47}$ " calcext:value-type="string">
            <text:p><text:s/>$88.29_{\pm 1.47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0.73_{\pm 2.06}$ " calcext:value-type="string">
            <text:p><text:s/>$90.73_{\pm 2.06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5.56_{\pm 1.01}$ " calcext:value-type="string">
            <text:p><text:s/>$95.56_{\pm 1.01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4.28_{\pm 1.32}$ " calcext:value-type="string">
            <text:p><text:s/>$94.28_{\pm 1.32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6.89_{\pm 1.50}$ " calcext:value-type="string">
            <text:p><text:s/>$96.89_{\pm 1.50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>
            <text:p/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>
            <text:p/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>
            <text:p/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>
            <text:p/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>
            <text:p/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>
            <text:p/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>
            <text:p/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>
            <text:p/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>
            <text:p/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>
            <text:p/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>
            <text:p/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>
            <text:p/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>
            <text:p/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>
            <text:p/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>
            <text:p/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34:30.63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5:42:08.998000000</dc:date>
    <meta:editing-cycles>97</meta:editing-cycles>
    <meta:editing-duration>PT8H20M59S</meta:editing-duration>
    <meta:document-statistic meta:table-count="1" meta:cell-count="303" meta:object-count="0"/>
  </office:meta>
</office:document-meta>
</file>